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6">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betriebshandbuch"/>Betriebshandbuch<text:bookmark-end text:name="betriebshandbuch"/></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5/operations-manual" office:name=""><text:span text:style-name="Definition">https://blueprint.ecohubs.community/de/articles/rcos-templates/layer-5/operations-manua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5 — Betrieb &amp; Koordination</text:p>
        </text:list-item>
        <text:list-item>
          <text:p text:style-name="P2"><text:span text:style-name="T1">Status:</text:span> Vorlage — für eure Gemeinschaft anpassen</text:p>
        </text:list-item>
        <text:list-item>
          <text:p text:style-name="P2"><text:span text:style-name="T1">RCOS-Referenz:</text:span> <text:a xlink:type="simple" xlink:href="https://blueprint.ecohubs.community/de/articles/rcos-core/v0-1/layer-5-operations-coordination#71-roles-and-responsibilities" office:name=""><text:span text:style-name="Definition">§7.1</text:span></text:a>, <text:a xlink:type="simple" xlink:href="https://blueprint.ecohubs.community/de/articles/rcos-core/v0-1/layer-5-operations-coordination#73-documentation-and-information-flow" office:name=""><text:span text:style-name="Definition">§7.3</text:span></text:a>, <text:a xlink:type="simple" xlink:href="https://blueprint.ecohubs.community/de/articles/rcos-core/v0-1/layer-5-operations-coordination#74-workload-and-capacity-boundaries" office:name=""><text:span text:style-name="Definition">§7.4</text:span></text:a>, <text:a xlink:type="simple" xlink:href="https://blueprint.ecohubs.community/de/articles/rcos-core/v0-1/layer-5-operations-coordination#75-operational-continuity" office:name=""><text:span text:style-name="Definition">§7.5</text:span></text:a>, <text:a xlink:type="simple" xlink:href="https://blueprint.ecohubs.community/de/articles/rcos-core/v0-1/layer-5-operations-coordination#76-artifacts" office:name=""><text:span text:style-name="Definition">§7.6</text:span></text:a></text:p>
        </text:list-item>
      </text:list>
      <text:p text:style-name="Horizontal_20_Line"/>
      <text:h text:style-name="Heading_20_2" text:outline-level="2"><text:bookmark-start text:name="zentrale-betriebsprozesse"/>Zentrale Betriebsprozesse<text:bookmark-end text:name="zentrale-betriebsprozesse"/></text:h>
      <text:p text:style-name="First_20_paragraph"><text:span text:style-name="T2">RCOS-Klauseln: </text:span><text:a xlink:type="simple" xlink:href="https://blueprint.ecohubs.community/de/articles/rcos-core/v0-1/layer-5-operations-coordination#73-documentation-and-information-flow" office:name=""><text:span text:style-name="Definition"><text:span text:style-name="T2">7.3.4</text:span></text:span></text:a><text:span text:style-name="T2">, </text:span><text:a xlink:type="simple" xlink:href="https://blueprint.ecohubs.community/de/articles/rcos-core/v0-1/layer-5-operations-coordination#77-layer-invariants" office:name=""><text:span text:style-name="Definition"><text:span text:style-name="T2">7.7.2</text:span></text:span></text:a><text:span text:style-name="T2">, </text:span><text:a xlink:type="simple" xlink:href="https://blueprint.ecohubs.community/de/articles/rcos-core/v0-1/layer-5-operations-coordination#76-artifacts" office:name=""><text:span text:style-name="Definition"><text:span text:style-name="T2">7.6.3</text:span></text:span></text:a></text:p>
      <text:p text:style-name="P3"><text:span text:style-name="T1">Begründung — Warum kritische Prozesse dokumentieren</text:span></text:p>
      <text:p text:style-name="P3">Wenn ein Prozess nur im Kopf einer einzigen Person existiert, hängt die Gemeinschaft davon ab, dass diese Person immer verfügbar ist — für immer. Kritische Prozesse schriftlich festzuhalten, mit benannten Verantwortlichen, verwandelt privates Wissen in ein Gemeinschaftsgut, das Übergaben, Abwesenheiten und Austritte übersteht.</text:p>
      <text:p text:style-name="P4"><text:span text:style-name="T1">Anleitung — Wie ihr das ausfüllt</text:span></text:p>
      <text:p text:style-name="P4">Benennt für jeden wiederkehrenden kritischen Prozess (Onboarding, Austritt, Antragsveröffentlichung, Beitragserfassung, Sitzungsrhythmus, Kassenverwaltung, Überprüfung von Plattformzugängen) eine verantwortliche Person und eine kurze Beschreibung.</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Prozess</text:p>
            </table:table-cell>
            <table:table-cell table:style-name="TableHeaderRowCell" office:value-type="string">
              <text:p text:style-name="Table_20_Heading">Wer</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iehe Onboarding-Protokoll (Ebene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iehe Austritts- &amp; Trennungsprotokoll (Ebene 1)&gt;</text:span></text:p>
          </table:table-cell>
        </table:table-row>
        <table:table-row>
          <table:table-cell table:style-name="TableRowCell" office:value-type="string">
            <text:p text:style-name="Table_20_Contents"><text:span text:style-name="T2">&lt;Antragsveröffentlichung&gt;</text:span></text:p>
          </table:table-cell>
          <table:table-cell table:style-name="TableRowCell" office:value-type="string">
            <text:p text:style-name="Table_20_Contents"/>
          </table:table-cell>
          <table:table-cell table:style-name="TableRowCell" office:value-type="string">
            <text:p text:style-name="Table_20_Contents"><text:span text:style-name="T2">&lt;siehe Governance-Protokoll (Ebene 2)&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iehe Binnenwirtschaftsprotokoll (Ebene 3)&gt;</text:span></text:p>
          </table:table-cell>
        </table:table-row>
        <table:table-row>
          <table:table-cell table:style-name="TableRowCell" office:value-type="string">
            <text:p text:style-name="Table_20_Contents"><text:span text:style-name="T2">&lt;Regelmäßige Sitzung&gt;</text:span></text:p>
          </table:table-cell>
          <table:table-cell table:style-name="TableRowCell" office:value-type="string">
            <text:p text:style-name="Table_20_Contents"/>
          </table:table-cell>
          <table:table-cell table:style-name="TableRowCell" office:value-type="string">
            <text:p text:style-name="Table_20_Contents"><text:span text:style-name="T2">&lt;Agenda-Veröffentlichung; Protokoll; Aufgabennachverfolgung&gt;</text:span></text:p>
          </table:table-cell>
        </table:table-row>
        <table:table-row>
          <table:table-cell table:style-name="TableRowCell" office:value-type="string">
            <text:p text:style-name="Table_20_Contents"/>
          </table:table-cell>
          <table:table-cell table:style-name="TableRowCell" office:value-type="string">
            <text:p text:style-name="Table_20_Contents"><text:a xlink:type="simple" xlink:href="Finanzverantwortliche:r" office:name=""><text:span text:style-name="Definition"><text:span text:style-name="T2">Finanzverantwortliche:r</text:span></text:span></text:a></text:p>
          </table:table-cell>
          <table:table-cell table:style-name="TableRowCell" office:value-type="string">
            <text:p text:style-name="Table_20_Contents"><text:span text:style-name="T2">&lt;siehe Kassenordnung (Ebene 3)&gt;</text:span></text:p>
          </table:table-cell>
        </table:table-row>
        <table:table-row>
          <table:table-cell table:style-name="TableRowCell" office:value-type="string">
            <text:p text:style-name="Table_20_Contents"><text:span text:style-name="T2">&lt;Überprüfung der Plattformzugänge&gt;</text:span></text:p>
          </table:table-cell>
          <table:table-cell table:style-name="TableRowCell" office:value-type="string">
            <text:p text:style-name="Table_20_Contents"><text:a xlink:type="simple" xlink:href="Infrastrukturverantwortliche:r" office:name=""><text:span text:style-name="Definition"><text:span text:style-name="T2">Infrastrukturverantwortliche:r</text:span></text:span></text:a></text:p>
          </table:table-cell>
          <table:table-cell table:style-name="TableRowCell" office:value-type="string">
            <text:p text:style-name="Table_20_Contents"><text:span text:style-name="T2">&lt;Prüfrhythmus; Zugangsentzug für ausgetretene Mitglieder&gt;</text:span></text:p>
          </table:table-cell>
        </table:table-row>
      </table:table>
      <text:h text:style-name="Heading_20_2" text:outline-level="2"><text:bookmark-start text:name="temporäre-und-ad-hoc-verantwortlichkeiten"/>Temporäre und Ad-hoc-Verantwortlichkeiten<text:bookmark-end text:name="temporäre-und-ad-hoc-verantwortlichkeiten"/></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5</text:span></text:span></text:a><text:span text:style-name="T2">, </text:span><text:a xlink:type="simple" xlink:href="https://blueprint.ecohubs.community/de/articles/rcos-core/v0-1/layer-5-operations-coordination#71-roles-and-responsibilities" office:name=""><text:span text:style-name="Definition"><text:span text:style-name="T2">7.1.4</text:span></text:span></text:a><text:span text:style-name="T2">, </text:span><text:a xlink:type="simple" xlink:href="https://blueprint.ecohubs.community/de/articles/rcos-core/v0-1/layer-5-operations-coordination#77-layer-invariants" office:name=""><text:span text:style-name="Definition"><text:span text:style-name="T2">7.7.1</text:span></text:span></text:a></text:p>
      <text:p text:style-name="P5"><text:span text:style-name="T1">Begründung — Warum temporäre Verantwortlichkeiten begrenzen</text:span></text:p>
      <text:p text:style-name="P5">Ad-hoc-Aufgaben verfestigen sich still und leise zu dauerhaften, unbezahlten Jobs — meist bei der Person, die einmal Ja gesagt hat. Eine feste Zeitbegrenzung und eine erzwungene Überprüfung machen den Unterschied zwischen „Ich bin eine Woche eingesprungen“ und „Anscheinend ist das jetzt meine Aufgabe.“</text:p>
      <text:p text:style-name="P6"><text:span text:style-name="T1">Anleitung — Wie ihr das ausfüllt</text:span></text:p>
      <text:p text:style-name="P6">Haltet fest, dass jede temporäre Verantwortlichkeit bei der Zuweisung zeitlich begrenzt, dokumentiert und vor Ablauf überprüft werden muss — und dann entweder formalisiert oder beendet wird.</text:p>
      <text:p text:style-name="First_20_paragraph">Wenn eine Aufgabe oder Verantwortlichkeit temporär zugewiesen wird, muss sie:</text:p>
      <text:list text:style-name="L3">
        <text:list-item>
          <text:p text:style-name="P7"><text:span text:style-name="T2">&lt;Von Anfang an ausdrücklich zeitlich begrenzt sein (konkretes Enddatum oder Abschlussbedingung).&gt;</text:span></text:p>
        </text:list-item>
        <text:list-item>
          <text:p text:style-name="P7"><text:span text:style-name="T2">&lt;Zum Zeitpunkt der Zuweisung als temporär dokumentiert werden.&gt;</text:span></text:p>
        </text:list-item>
        <text:list-item>
          <text:p text:style-name="P7"><text:span text:style-name="T2">&lt;Vor dem Enddatum überprüft und entweder in eine formale Rolle überführt oder beendet werden.&gt;</text:span></text:p>
        </text:list-item>
      </text:list>
      <text:p text:style-name="First_20_paragraph"><text:span text:style-name="T2">&lt;Maximale Dauer einer temporären Verantwortlichkeit, bevor sie formal zugewiesen oder beendet werden muss — z. B. 90 Tage.&gt;</text:span> Wenn eine temporäre Verantwortlichkeit nach ihrem Enddatum keine verantwortliche Person hat, erlischt sie; sie geht nicht stillschweigend auf jemand anderen über.</text:p>
      <text:p text:style-name="Horizontal_20_Line"/>
      <text:h text:style-name="Heading_20_2" text:outline-level="2"><text:bookmark-start text:name="rollen--und-zuständigkeitsschnittstellen"/>Rollen- und Zuständigkeitsschnittstellen<text:bookmark-end text:name="rollen--und-zuständigkeitsschnittstellen"/></text:h>
      <text:p text:style-name="First_20_paragraph"><text:span text:style-name="T2">RCOS-Klauseln: </text:span><text:a xlink:type="simple" xlink:href="https://blueprint.ecohubs.community/de/articles/rcos-core/v0-1/layer-5-operations-coordination#76-artifacts" office:name=""><text:span text:style-name="Definition"><text:span text:style-name="T2">7.6.3</text:span></text:span></text:a><text:span text:style-name="T2">, </text:span><text:a xlink:type="simple" xlink:href="https://blueprint.ecohubs.community/de/articles/rcos-core/v0-1/layer-5-operations-coordination#73-documentation-and-information-flow" office:name=""><text:span text:style-name="Definition"><text:span text:style-name="T2">7.3.4</text:span></text:span></text:a></text:p>
      <text:p text:style-name="P8"><text:span text:style-name="T1">Begründung — Warum Übergaben explizit abbilden</text:span></text:p>
      <text:p text:style-name="P8">Die meisten Betriebsfehler passieren nicht innerhalb einer Rolle, sondern zwischen Rollen — an den Schnittstellen, wo Arbeit von einer verantwortlichen Person zur nächsten wandert. Die Übergaben zu benennen macht unsichtbare Abhängigkeiten überprüfbar und verhindert „Ich dachte, du hättest dich drum gekümmert“-Situationen.</text:p>
      <text:p text:style-name="P9"><text:span text:style-name="T1">Anleitung — Wie ihr das ausfüllt</text:span></text:p>
      <text:p text:style-name="P9">Benennt für jedes Rollenpaar, das Arbeit weitergibt, die Übergabe und die Art der übertragenen Arbeit.</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Von</text:p>
            </table:table-cell>
            <table:table-cell table:style-name="TableHeaderRowCell" office:value-type="string">
              <text:p text:style-name="Table_20_Heading">An</text:p>
            </table:table-cell>
            <table:table-cell table:style-name="TableHeaderRowCell" office:value-type="string">
              <text:p text:style-name="Table_20_Heading">Übergabe</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was übergeben wird&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row>
      </table:table>
      <text:h text:style-name="Heading_20_2" text:outline-level="2"><text:bookmark-start text:name="belastungsgrenzen"/>Belastungsgrenzen<text:bookmark-end text:name="belastungsgrenzen"/></text:h>
      <text:p text:style-name="First_20_paragraph"><text:span text:style-name="T2">RCOS-Klauseln: </text:span><text:a xlink:type="simple" xlink:href="https://blueprint.ecohubs.community/de/articles/rcos-core/v0-1/layer-5-operations-coordination#74-workload-and-capacity-boundaries" office:name=""><text:span text:style-name="Definition"><text:span text:style-name="T2">7.4.1</text:span></text:span></text:a><text:span text:style-name="T2">, </text:span><text:a xlink:type="simple" xlink:href="https://blueprint.ecohubs.community/de/articles/rcos-core/v0-1/layer-5-operations-coordination#74-workload-and-capacity-boundaries" office:name=""><text:span text:style-name="Definition"><text:span text:style-name="T2">7.4.2</text:span></text:span></text:a><text:span text:style-name="T2">, </text:span><text:a xlink:type="simple" xlink:href="https://blueprint.ecohubs.community/de/articles/rcos-core/v0-1/layer-5-operations-coordination#74-workload-and-capacity-boundaries" office:name=""><text:span text:style-name="Definition"><text:span text:style-name="T2">7.4.3</text:span></text:span></text:a><text:span text:style-name="T2">, </text:span><text:a xlink:type="simple" xlink:href="https://blueprint.ecohubs.community/de/articles/rcos-core/v0-1/layer-5-operations-coordination#77-layer-invariants" office:name=""><text:span text:style-name="Definition"><text:span text:style-name="T2">7.7.3</text:span></text:span></text:a></text:p>
      <text:p text:style-name="P10"><text:span text:style-name="T1">Begründung — Warum Belastungsgrenzen explizit machen</text:span></text:p>
      <text:p text:style-name="P10">Unbegrenzte Koordinationslast ist der Standard-Fehlermodus von Freiwilligengemeinschaften — sie brennt still die engagiertesten Mitglieder aus, bis sie gehen. Explizite, überprüfbare Grenzen machen Kapazität zu einer gemeinsamen Angelegenheit statt zu einer privaten Last.</text:p>
      <text:p text:style-name="P11"><text:span text:style-name="T1">Anleitung — Wie ihr das ausfüllt</text:span></text:p>
      <text:p text:style-name="P11">Legt Grenzen für Sitzungsbelastung, Rollenbelastung, Reaktionszeit-Erwartungen und den Weg zur Neuverhandlung von Verantwortlichkeiten fest.</text:p>
      <text:list text:style-name="L4">
        <text:list-item>
          <text:p text:style-name="P12"><text:span text:style-name="T1">Sitzungsbelastung:</text:span> <text:span text:style-name="T2">&lt;Wiederkehrender Sitzungsrhythmus und maximale Dauer; Regeln für außerordentliche Sitzungen.&gt;</text:span></text:p>
        </text:list-item>
        <text:list-item>
          <text:p text:style-name="P12"><text:span text:style-name="T1">Rollenbelastung:</text:span> <text:span text:style-name="T2">&lt;Obergrenze falls vorhanden; Regel zur Überlastungsmeldung; Lösungsfrist.&gt;</text:span></text:p>
        </text:list-item>
        <text:list-item>
          <text:p text:style-name="P12"><text:span text:style-name="T1">Reaktionszeit-Erwartungen:</text:span> <text:span text:style-name="T2">&lt;Nicht-dringend asynchron; dringend betrieblich; sicherheitskritisch.&gt;</text:span></text:p>
        </text:list-item>
        <text:list-item>
          <text:p text:style-name="P12"><text:span text:style-name="T1">Neuverhandlung und Entlastung:</text:span> <text:span text:style-name="T2">&lt;Verfahren zur Umverteilung von Verantwortlichkeiten; Lösungsfrist.&gt;</text:span></text:p>
        </text:list-item>
      </text:list>
      <text:h text:style-name="Heading_20_2" text:outline-level="2"><text:bookmark-start text:name="betriebliche-kontinuität"/>Betriebliche Kontinuität<text:bookmark-end text:name="betriebliche-kontinuität"/></text:h>
      <text:p text:style-name="First_20_paragraph"><text:span text:style-name="T2">RCOS-Klauseln: </text:span><text:a xlink:type="simple" xlink:href="https://blueprint.ecohubs.community/de/articles/rcos-core/v0-1/layer-5-operations-coordination#75-operational-continuity" office:name=""><text:span text:style-name="Definition"><text:span text:style-name="T2">7.5.1</text:span></text:span></text:a><text:span text:style-name="T2">, </text:span><text:a xlink:type="simple" xlink:href="https://blueprint.ecohubs.community/de/articles/rcos-core/v0-1/layer-5-operations-coordination#75-operational-continuity" office:name=""><text:span text:style-name="Definition"><text:span text:style-name="T2">7.5.2</text:span></text:span></text:a><text:span text:style-name="T2">, </text:span><text:a xlink:type="simple" xlink:href="https://blueprint.ecohubs.community/de/articles/rcos-core/v0-1/layer-5-operations-coordination#75-operational-continuity" office:name=""><text:span text:style-name="Definition"><text:span text:style-name="T2">7.5.3</text:span></text:span></text:a></text:p>
      <text:p text:style-name="P13"><text:span text:style-name="T1">Begründung — Warum jetzt schon Kontinuität planen</text:span></text:p>
      <text:p text:style-name="P13">Eine Gemeinschaft, die von einer einzigen unersetzlichen Person abhängt, ist nur eine Krankheit, einen Konflikt oder einen Austritt vom Zusammenbruch entfernt. Die Single Points of Failure ehrlich zu benennen — und Übergaben in jede Rolle einzubauen — ist das, was die Gemeinschaft ihre Gründer:innen überleben lässt.</text:p>
      <text:p text:style-name="P14"><text:span text:style-name="T1">Anleitung — Wie ihr das ausfüllt</text:span></text:p>
      <text:p text:style-name="P14">Benennt die aktuellen Single Points of Failure ehrlich. Haltet die Übergabe-Anforderungen pro Rolle und den Rhythmus der Kontinuitätsüberprüfung fest.</text:p>
      <text:list text:style-name="L5">
        <text:list-item>
          <text:p text:style-name="P15"><text:span text:style-name="T1">Aktueller Stand:</text:span> <text:span text:style-name="T2">&lt;Ehrliche Auflistung der Single Points of Failure; Rekrutierungsplan zur Verringerung der Konzentration.&gt;</text:span></text:p>
        </text:list-item>
        <text:list-item>
          <text:p text:style-name="P15"><text:span text:style-name="T1">Übergabe-Mechanismen:</text:span> <text:span text:style-name="T2">&lt;Verweis auf die Übergabe-Anforderungen pro Rolle im Rollenregister; Übergabe muss abgeschlossen sein, bevor eine Rolle aufgegeben wird.&gt;</text:span></text:p>
        </text:list-item>
        <text:list-item>
          <text:p text:style-name="P15"><text:span text:style-name="T1">Rhythmus der Kontinuitätsüberprüfung:</text:span> <text:span text:style-name="T2">&lt;Vierteljährlich; ad hoc bei Rollenwechsel.&gt;</text:span></text:p>
        </text:list-item>
      </text:list>
      <text:h text:style-name="Heading_20_2" text:outline-level="2"><text:bookmark-start text:name="informationsfluss-und-anti-gatekeeping"/>Informationsfluss und Anti-Gatekeeping<text:bookmark-end text:name="informationsfluss-und-anti-gatekeeping"/></text:h>
      <text:p text:style-name="First_20_paragraph"><text:span text:style-name="T2">RCOS-Klauseln: </text:span><text:a xlink:type="simple" xlink:href="https://blueprint.ecohubs.community/de/articles/rcos-core/v0-1/layer-5-operations-coordination#73-documentation-and-information-flow" office:name=""><text:span text:style-name="Definition"><text:span text:style-name="T2">7.3.5</text:span></text:span></text:a><text:span text:style-name="T2">, </text:span><text:a xlink:type="simple" xlink:href="https://blueprint.ecohubs.community/de/articles/rcos-core/v0-1/layer-5-operations-coordination#77-layer-invariants" office:name=""><text:span text:style-name="Definition"><text:span text:style-name="T2">7.7.4</text:span></text:span></text:a><text:span text:style-name="T2">, </text:span><text:a xlink:type="simple" xlink:href="https://blueprint.ecohubs.community/de/articles/rcos-core/v0-1/layer-5-operations-coordination#73-documentation-and-information-flow" office:name=""><text:span text:style-name="Definition"><text:span text:style-name="T2">7.3.2</text:span></text:span></text:a></text:p>
      <text:p text:style-name="P16"><text:span text:style-name="T1">Begründung — Warum Informationszugang als Governance-Thema behandeln</text:span></text:p>
      <text:p text:style-name="P16">Wer den Zugang zu Informationen kontrolliert, kontrolliert die Gemeinschaft — ob beabsichtigt oder nicht. Zugriffsregeln explizit zu machen — und alleinige Zugangspunkte zu untersagen — verhindert, dass informelle Gatekeeper die Art von Macht ansammeln, die das Governance-System eigentlich kontrollieren soll.</text:p>
      <text:p text:style-name="P17"><text:span text:style-name="T1">Anleitung — Wie ihr das ausfüllt</text:span></text:p>
      <text:p text:style-name="P17">Haltet fest, welche Unterlagen allen Vollmitgliedern zugänglich sind, wie lang die Antwortfrist für Informationsanfragen ist und welche Regel gegen alleinige Zugangspunkte für governance-relevante Informationen gilt.</text:p>
      <text:list text:style-name="L6">
        <text:list-item>
          <text:p text:style-name="P18"><text:span text:style-name="T2">&lt;Governance-Entscheidungen sind für alle Vollmitglieder zugänglich.&gt;</text:span></text:p>
        </text:list-item>
        <text:list-item>
          <text:p text:style-name="P18"><text:span text:style-name="T2">&lt;Sitzungsprotokolle werden innerhalb von X Stunden veröffentlicht.&gt;</text:span></text:p>
        </text:list-item>
        <text:list-item>
          <text:p text:style-name="P18"/>
        </text:list-item>
        <text:list-item>
          <text:p text:style-name="P18"/>
        </text:list-item>
        <text:list-item>
          <text:p text:style-name="P18"><text:span text:style-name="T2">&lt;Antwortfrist für Informationsanfragen.&gt;</text:span></text:p>
        </text:list-item>
        <text:list-item>
          <text:p text:style-name="P18"><text:span text:style-name="T2">&lt;Das Zurückhalten von Informationen, auf die Mitglieder Anspruch haben, ist ein Rechenschaftsauslöser gemäß Ebene 4.&gt;</text:span></text:p>
        </text:list-item>
        <text:list-item>
          <text:p text:style-name="P18"><text:span text:style-name="T2">&lt;Keine Rolle und keine Einzelperson darf der alleinige Zugangspunkt für Informationen sein, die andere Rolleninhaber:innen benötigen.&gt;</text:span></text:p>
        </text:list-item>
      </text:list>
      <text:p text:style-name="Horizontal_20_Line"/>
      <text:h text:style-name="Heading_20_2" text:outline-level="2"><text:bookmark-start text:name="dokumentationsstandorte-und-aktualisierungsverfahren"/>Dokumentationsstandorte und Aktualisierungsverfahren<text:bookmark-end text:name="dokumentationsstandorte-und-aktualisierungsverfahren"/></text:h>
      <text:p text:style-name="First_20_paragraph"><text:span text:style-name="T2">RCOS-Klauseln: </text:span><text:a xlink:type="simple" xlink:href="https://blueprint.ecohubs.community/de/articles/rcos-core/v0-1/layer-5-operations-coordination#73-documentation-and-information-flow" office:name=""><text:span text:style-name="Definition"><text:span text:style-name="T2">7.3.1</text:span></text:span></text:a><text:span text:style-name="T2">, </text:span><text:a xlink:type="simple" xlink:href="https://blueprint.ecohubs.community/de/articles/rcos-core/v0-1/layer-5-operations-coordination#73-documentation-and-information-flow" office:name=""><text:span text:style-name="Definition"><text:span text:style-name="T2">7.3.2</text:span></text:span></text:a><text:span text:style-name="T2">, </text:span><text:a xlink:type="simple" xlink:href="https://blueprint.ecohubs.community/de/articles/rcos-core/v0-1/layer-5-operations-coordination#73-documentation-and-information-flow" office:name=""><text:span text:style-name="Definition"><text:span text:style-name="T2">7.3.3</text:span></text:span></text:a></text:p>
      <text:p text:style-name="P19"><text:span text:style-name="T1">Begründung — Warum festhalten, wo jedes Dokument lebt</text:span></text:p>
      <text:p text:style-name="P19">Wenn niemand sagen kann, wo die kanonische Version von etwas liegt, gibt es keine kanonische Version. Für jeden Dokumenttyp den Ablageort, die verantwortliche Person und den Überprüfungsrhythmus zu benennen, macht das Gedächtnis der Gemeinschaft auditierbar statt folkloristisch.</text:p>
      <text:p text:style-name="P20"><text:span text:style-name="T1">Anleitung — Wie ihr das ausfüllt</text:span></text:p>
      <text:p text:style-name="P20">Benennt für jeden Dokumenttyp den kanonischen Ablageort, die verantwortliche Person und den Überprüfungsrhythmu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Dokumenttyp</text:p>
            </table:table-cell>
            <table:table-cell table:style-name="TableHeaderRowCell" office:value-type="string">
              <text:p text:style-name="Table_20_Heading">Ablageort</text:p>
            </table:table-cell>
            <table:table-cell table:style-name="TableHeaderRowCell" office:value-type="string">
              <text:p text:style-name="Table_20_Heading">Verantwortlich</text:p>
            </table:table-cell>
            <table:table-cell table:style-name="TableHeaderRowCell" office:value-type="string">
              <text:p text:style-name="Table_20_Heading">Überprüfungsrhythmus</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Governance-Anträge&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
      <text:p text:style-name="Horizontal_20_Line"/>
      <text:h text:style-name="Heading_20_2" text:outline-level="2"><text:bookmark-start text:name="ratifizierungsnachweis"/>Ratifizierungsnachweis<text:bookmark-end text:name="ratifizierungsnachweis"/></text:h>
      <text:list text:style-name="L7">
        <text:list-item>
          <text:p text:style-name="P21"><text:span text:style-name="T1">Angenommen:</text:span> </text:p>
        </text:list-item>
        <text:list-item>
          <text:p text:style-name="P21"><text:span text:style-name="T1">Entscheidungstyp:</text:span> Strategisch</text:p>
        </text:list-item>
        <text:list-item>
          <text:p text:style-name="P21"><text:span text:style-name="T1">Version:</text:span> </text:p>
        </text:list-item>
        <text:list-item>
          <text:p text:style-name="P21"><text:span text:style-name="T1">Entscheidungsnachweis:</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Betriebshandbuch</meta:user-defined>
  </office:meta>
</office:document-meta>
</file>